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5.207cm" style:use-optimal-column-width="true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external &amp; internal)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 slides (i.e. powerpoint, updating the trello board…)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(internal &amp; external)</text:p>
          </table:table-cell>
          <table:table-cell office:value-type="string" table:style-name="ce4">
            <text:p>4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4"/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5">
            <text:p>1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5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1-22T22:30:58Z</dc:date>
    <meta:editing-cycles>1</meta:editing-cycles>
    <meta:editing-duration>PT243S</meta:editing-duration>
  </office:meta>
</office:document-meta>
</file>